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tensorflow as tf<text:line-break/>a=tf.multiply(2, 2,)<text:line-break/>b=tf.multiply(4, 4,)<text:line-break/>c=tf.add(a, b,)<text:line-break/>d=tf.multiply(2, 2,)<text:line-break/>e=tf.multiply(4, d,)<text:line-break/>f=tf.subtract(c, e)<text:line-break/><text:line-break/>with tf.Session() as sess:<text:line-break/>    writer = tf.summary.FileWriter("/tmp/<text:line-break/>    print(sess.run(f))<text:line-break/>    writer.clos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0:22:12.275127318</meta:creation-date>
    <dc:date>2017-08-16T10:22:25.603437457</dc:date>
    <meta:editing-duration>PT13S</meta:editing-duration>
    <meta:editing-cycles>1</meta:editing-cycles>
    <meta:document-statistic meta:table-count="0" meta:image-count="0" meta:object-count="0" meta:page-count="1" meta:paragraph-count="1" meta:word-count="25" meta:character-count="255" meta:non-whitespace-character-count="218"/>
    <meta:generator>LibreOffice/5.1.6.2$Linux_X86_64 LibreOffice_project/10m0$Build-2</meta:generator>
  </office:meta>
</office:document-meta>
</file>